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2"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3"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0"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style:font-name="Arial" fo:font-size="10pt" style:font-size-asian="10pt" style:font-size-complex="10pt"/>
    </style:style>
    <style:style style:name="P10" style:family="paragraph" style:parent-style-name="Standard" style:list-style-name="L3">
      <style:text-properties style:font-name="Arial" fo:font-size="10pt" style:font-size-asian="10pt" style:font-size-complex="10pt"/>
    </style:style>
    <style:style style:name="P11" style:family="paragraph" style:parent-style-name="Standard" style:list-style-name="L9">
      <style:text-properties style:font-name="Arial" fo:font-size="10pt" style:font-size-asian="10pt" style:font-size-complex="10pt"/>
    </style:style>
    <style:style style:name="P12" style:family="paragraph" style:parent-style-name="Standard" style:list-style-name="L10">
      <style:text-properties style:font-name="Arial" fo:font-size="10pt" style:font-size-asian="10pt" style:font-size-complex="10pt"/>
    </style:style>
    <style:style style:name="P13" style:family="paragraph" style:parent-style-name="Standard" style:list-style-name="L4">
      <style:paragraph-properties fo:margin-left="0.4925in" fo:margin-right="0in" fo:text-indent="0in" style:auto-text-indent="false"/>
      <style:text-properties style:font-name="Arial" fo:font-size="10pt" style:font-size-asian="10pt" style:font-size-complex="10pt"/>
    </style:style>
    <style:style style:name="P14" style:family="paragraph" style:parent-style-name="Standard" style:list-style-name="L5">
      <style:paragraph-properties fo:margin-left="0.4925in" fo:margin-right="0in" fo:text-indent="0in" style:auto-text-indent="false"/>
      <style:text-properties style:font-name="Arial" fo:font-size="10pt" style:font-size-asian="10pt" style:font-size-complex="10pt"/>
    </style:style>
    <style:style style:name="P15" style:family="paragraph" style:parent-style-name="Standard" style:list-style-name="L6">
      <style:paragraph-properties fo:margin-left="0.4925in" fo:margin-right="0in" fo:text-indent="0in" style:auto-text-indent="false"/>
      <style:text-properties style:font-name="Arial" fo:font-size="10pt" style:font-size-asian="10pt" style:font-size-complex="10pt"/>
    </style:style>
    <style:style style:name="P16" style:family="paragraph" style:parent-style-name="Standard" style:list-style-name="L7">
      <style:paragraph-properties fo:margin-left="0.4925in" fo:margin-right="0in" fo:text-indent="0in" style:auto-text-indent="false"/>
      <style:text-properties style:font-name="Arial" fo:font-size="10pt" style:font-size-asian="10pt" style:font-size-complex="10pt"/>
    </style:style>
    <style:style style:name="P17" style:family="paragraph" style:parent-style-name="Standard" style:list-style-name="L8">
      <style:paragraph-properties fo:margin-left="0.4925in" fo:margin-right="0in" fo:text-indent="0in" style:auto-text-indent="false"/>
      <style:text-properties style:font-name="Arial" fo:font-size="10pt" style:font-size-asian="10pt" style:font-size-complex="10pt"/>
    </style:style>
    <style:style style:name="P18" style:family="paragraph" style:parent-style-name="Standard" style:list-style-name="L6">
      <style:paragraph-properties fo:margin-left="0.4925in" fo:margin-right="0in" fo:text-indent="0in" style:auto-text-indent="false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7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.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7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ynccode – tutorial</text:p>
      <text:p text:style-name="P3"/>
      <text:p text:style-name="P4">Programa para sincronizar módulos do projeto siig.</text:p>
      <text:list xml:id="list1963372304" text:style-name="L1">
        <text:list-item>
          <text:p text:style-name="P9">Do servidor SVN para o servidor de Teste.</text:p>
        </text:list-item>
        <text:list-item>
          <text:p text:style-name="P9">Do servidor de Teste para outros diretórios, como exemplo para o diretório de Homologação.</text:p>
        </text:list-item>
      </text:list>
      <text:p text:style-name="P4"/>
      <text:p text:style-name="P2">Antes de instalar é necessário a presença de quatro utilitários do Linux no servidor:</text:p>
      <text:list xml:id="list990604238" text:style-name="L2">
        <text:list-item>
          <text:p text:style-name="P6"><text:span text:style-name="T1">sed</text:span>: para tratamento de string.</text:p>
        </text:list-item>
        <text:list-item>
          <text:p text:style-name="P6"><text:span text:style-name="T1">svn</text:span>: para baixar o código-fonte do repositório subversion.</text:p>
        </text:list-item>
        <text:list-item>
          <text:p text:style-name="P6"><text:span text:style-name="T1">rsync</text:span>: para sincronizar os diretórios.</text:p>
        </text:list-item>
        <text:list-item>
          <text:p text:style-name="P6"><text:span text:style-name="T1">dialog</text:span>: para utilizar caixas de diálogo de interação com o usuário.</text:p>
        </text:list-item>
      </text:list>
      <text:p text:style-name="P4"/>
      <text:p text:style-name="P2">Instalação no servidor:</text:p>
      <text:list xml:id="list777984395" text:style-name="L3">
        <text:list-item>
          <text:p text:style-name="P10">Abrir um terminal no Linux ou putty no Windows.</text:p>
        </text:list-item>
        <text:list-item>
          <text:p text:style-name="P10">Copiar o programa para o diretório do usuário no servidor ssh: scp -P &lt;porta&gt; synccode &lt;destino&gt;</text:p>
        </text:list-item>
      </text:list>
      <text:list xml:id="list142439766" text:style-name="L4">
        <text:list-item>
          <text:p text:style-name="P13">Exemplo: <text:span text:style-name="T1">scp -P 1529 synccode luizsanches@192.168.200.12:~/</text:span></text:p>
        </text:list-item>
      </text:list>
      <text:list xml:id="list1340418822" text:continue-list="list777984395" text:style-name="L3">
        <text:list-item>
          <text:p text:style-name="P10">Digitar: ssh -p &lt;porta_ssh&gt; usuario@ip_servidor &lt;enter&gt; &lt;depois a senha de acesso&gt;</text:p>
        </text:list-item>
      </text:list>
      <text:list xml:id="list1171214754" text:style-name="L5">
        <text:list-item>
          <text:p text:style-name="P14"><text:span text:style-name="T2">Exemplo</text:span>: <text:span text:style-name="T1">ssh -p 1529 luizsanches@192.168.200.12</text:span></text:p>
        </text:list-item>
      </text:list>
      <text:list xml:id="list1736270255" text:continue-list="list1340418822" text:style-name="L3">
        <text:list-item>
          <text:p text:style-name="P10">Se não conectou como root, transformar-se no próprio: <text:span text:style-name="T1">sudo su</text:span></text:p>
        </text:list-item>
        <text:list-item>
          <text:p text:style-name="P10">Criar o diretório /opt/synccode: <text:span text:style-name="T1">mkdir /opt/synccode</text:span></text:p>
        </text:list-item>
        <text:list-item>
          <text:p text:style-name="P10">Mover o programa para o diretório criado: <text:span text:style-name="T1">mv synccode /opt/synccode</text:span></text:p>
        </text:list-item>
        <text:list-item>
          <text:p text:style-name="P10">Mudar o proprietário do diretório: <text:span text:style-name="T1">chown luizsanches.luizsanches /opt/synccode</text:span></text:p>
        </text:list-item>
        <text:list-item>
          <text:p text:style-name="P10">Mudar as permissões de acesso ao diretório: <text:span text:style-name="T1">chmod 755 -R /opt/synccode</text:span></text:p>
        </text:list-item>
        <text:list-item>
          <text:p text:style-name="P10">Criar um link simbólico para o programa: <text:span text:style-name="T1">ln -s /opt/synccode/synccode /usr/local/bin/synccode</text:span></text:p>
        </text:list-item>
        <text:list-item>
          <text:p text:style-name="P10">Volte a ser usuário comum: <text:span text:style-name="T1">exit</text:span></text:p>
        </text:list-item>
        <text:list-item>
          <text:p text:style-name="P10">Execute o programa: <text:span text:style-name="T1">synccode</text:span></text:p>
        </text:list-item>
        <text:list-item>
          <text:p text:style-name="P7">Tecle &lt;enter&gt; no projeto siig.</text:p>
        </text:list-item>
        <text:list-item>
          <text:p text:style-name="P10">Vão ser feitas 3 perguntas de configuração do programa, caso não haja mudanças tecle &lt;enter&gt; em cada opção.</text:p>
        </text:list-item>
      </text:list>
      <text:list xml:id="list1107356046" text:style-name="L6">
        <text:list-item>
          <text:p text:style-name="P15">Servidor = 192.168.200.12</text:p>
        </text:list-item>
        <text:list-item>
          <text:p text:style-name="P15">Diretório do Repositório = /var/svn/desenvolvimento/</text:p>
        </text:list-item>
        <text:list-item>
          <text:p text:style-name="P15">Diretório de Destino = /var/www/</text:p>
        </text:list-item>
        <text:list-item>
          <text:p text:style-name="P18">OBS.: <text:span text:style-name="T2">Não esqueça das barras no final do caminho dos diretórios.</text:span></text:p>
        </text:list-item>
      </text:list>
      <text:list xml:id="list1404396729" text:continue-list="list1736270255" text:style-name="L3">
        <text:list-item>
          <text:p text:style-name="P10">A seguir serão feitas 3 perguntas de configuração do usuário, caso não haja mudanças tecle &lt;enter&gt; em cada opção.</text:p>
        </text:list-item>
      </text:list>
      <text:list xml:id="list1432242561" text:style-name="L7">
        <text:list-item>
          <text:p text:style-name="P16">Nome de login no SVN</text:p>
        </text:list-item>
        <text:list-item>
          <text:p text:style-name="P16">Senha do SVN</text:p>
        </text:list-item>
        <text:list-item>
          <text:p text:style-name="P16">Gerência em que trabalha (GPI ou GPA)</text:p>
        </text:list-item>
      </text:list>
      <text:list xml:id="list394239900" text:continue-list="list1404396729" text:style-name="L3">
        <text:list-item>
          <text:p text:style-name="P10">A seguir poderá selecionar um módulo ou demais pastas do projeto.</text:p>
        </text:list-item>
        <text:list-item>
          <text:p text:style-name="P10">O processo realizado pelo programa segue abaixo:</text:p>
        </text:list-item>
      </text:list>
      <text:list xml:id="list1268568988" text:style-name="L8">
        <text:list-item>
          <text:p text:style-name="P17">O código-fonte é baixado do repositório svn em um diretório temporário do usuário.</text:p>
        </text:list-item>
        <text:list-item>
          <text:p text:style-name="P17">Em seguida é sincronizado o diretório temporário com o diretório de destino do projeto.</text:p>
        </text:list-item>
        <text:list-item>
          <text:p text:style-name="P17">É gravado um log dos arquivos sincronizados no diretório do usuário.</text:p>
        </text:list-item>
        <text:list-item>
          <text:p text:style-name="P17">É feito um backup (bkp-&lt;projeto&gt;) dentro do diretório de destino com os arquivos que foram sincronizados.</text:p>
        </text:list-item>
      </text:list>
      <text:p text:style-name="P4"/>
      <text:p text:style-name="P2">Arquivos de Configuração</text:p>
      <text:p text:style-name="P4">Os seguintes arquivos são criados na instalação do programa no diretório <text:span text:style-name="T1">/opt/synccode/</text:span></text:p>
      <text:list xml:id="list1835679506" text:style-name="L9">
        <text:list-item>
          <text:p text:style-name="P11"><text:span text:style-name="T1">projetos: </text:span>lista com o nome dos projetos, com o formato abaixo:</text:p>
        </text:list-item>
      </text:list>
      <text:list xml:id="list407180959" text:style-name="L10">
        <text:list-item>
          <text:p text:style-name="P12">projeto:descrição do projeto</text:p>
        </text:list-item>
      </text:list>
      <text:list xml:id="list381158830" text:continue-list="list1835679506" text:style-name="L9">
        <text:list-item>
          <text:p text:style-name="P11"><text:span text:style-name="T1">siig_demais</text:span>: lista de diretórios que são de uso geral do projeto, com o formato baixo:</text:p>
        </text:list-item>
      </text:list>
      <text:list xml:id="list908218146" text:continue-list="list407180959" text:style-name="L10">
        <text:list-item text:start-value="1">
          <text:p text:style-name="P12">/diretorio/opcao (onde <text:span text:style-name="T1">d</text:span>=somente o diretório, <text:span text:style-name="T1">r</text:span>=recursivamente)</text:p>
        </text:list-item>
      </text:list>
      <text:list xml:id="list1838925104" text:continue-list="list381158830" text:style-name="L9">
        <text:list-item>
          <text:p text:style-name="P11"><text:span text:style-name="T1">siig_completo</text:span><text:span text:style-name="T2">: lista de diretórios de sincronização de todo o projeto, com o formato abaixo:</text:span></text:p>
        </text:list-item>
      </text:list>
      <text:list xml:id="list285767666" text:continue-list="list908218146" text:style-name="L10">
        <text:list-item text:start-value="1">
          <text:p text:style-name="P8">título:descrição:diretório de origem:diretório de destino:modo de comunicação</text:p>
        </text:list-item>
      </text:list>
      <text:list xml:id="list2081938582" text:continue-list="list1838925104" text:style-name="L9">
        <text:list-item>
          <text:p text:style-name="P11"><text:span text:style-name="T1">siig_exclude</text:span><text:span text:style-name="T2">: lista com diretório que não serão sincronizados, com o formato abaixo:</text:span></text:p>
        </text:list-item>
      </text:list>
      <text:list xml:id="list1510277648" text:continue-list="list285767666" text:style-name="L10">
        <text:list-item text:start-value="1">
          <text:p text:style-name="P8">/diretório/subnível/</text:p>
        </text:list-item>
      </text:list>
      <text:list xml:id="list861018150" text:continue-list="list2081938582" text:style-name="L9">
        <text:list-item>
          <text:p text:style-name="P11"><text:span text:style-name="T1">siig_modulos</text:span>: lista dos módulos de cada gerência, com o formato abaixo:</text:p>
        </text:list-item>
      </text:list>
      <text:list xml:id="list2134847797" text:continue-list="list1510277648" text:style-name="L10">
        <text:list-item text:start-value="1">
          <text:p text:style-name="P12">sigla da gerência:módulo:descrição do módulo</text:p>
        </text:list-item>
      </text:list>
      <text:list xml:id="list372772876" text:continue-list="list861018150" text:style-name="L9">
        <text:list-item>
          <text:p text:style-name="P11"><text:span text:style-name="T1">synccode.conf</text:span>: parâmetros que foram gravados na primeira execução do programa, com o formato abaixo:</text:p>
        </text:list-item>
      </text:list>
      <text:list xml:id="list1151161698" text:continue-list="list2134847797" text:style-name="L10">
        <text:list-item text:start-value="1">
          <text:p text:style-name="P12">VARIAVEL=”conteúdo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8.2681in" fo:page-height="11.6929in" style:num-format="1" style:print-orientation="portrait" fo:margin-top="0.5in" fo:margin-bottom="0.5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23/02/2009 – Luiz Sanches – DITEC – SEDUC-PA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Linux OpenOffice.org_project/310m19$Build-9420</meta:generator>
    <meta:initial-creator>Luiz Sanches</meta:initial-creator>
    <meta:creation-date>2009-09-23T15:23:30</meta:creation-date>
    <dc:creator>Luiz Sanches</dc:creator>
    <dc:date>2010-03-20T22:01:02</dc:date>
    <meta:editing-cycles>104</meta:editing-cycles>
    <meta:editing-duration>PT01H38M05S</meta:editing-duration>
    <meta:document-statistic meta:table-count="0" meta:image-count="0" meta:object-count="0" meta:page-count="1" meta:paragraph-count="54" meta:word-count="514" meta:character-count="3238"/>
    <meta:user-defined meta:name="Informações 1"/>
    <meta:user-defined meta:name="Informações 2"/>
    <meta:user-defined meta:name="Informações 3"/>
    <meta:user-defined meta:name="Informações 4"/>
  </office:meta>
</office:document-meta>
</file>